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52.45mm" svg:height="90.04mm" svg:x="-0.21mm" svg:y="96.56mm">
            <draw:object draw:notify-on-update-of-ranges="Feuille1.A2:Feuille1.A2 Feuille1.A3:Feuille1.A18 Feuille1.B2:Feuille1.B2 Feuille1.B3:Feuille1.B18 Feuille1.C2:Feuille1.C2 Feuille1.C3:Feuille1.C18 Feuille1.D2:Feuille1.D2 Feuille1.D3:Feuille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date de début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restant</text:p>
          </table:table-cell>
          <table:table-cell table:style-name="Default" office:value-type="string" calcext:value-type="string">
            <text:p>date de fin</text:p>
          </table:table-cell>
        </table:table-row>
        <table:table-row table:style-name="ro1">
          <table:table-cell office:value-type="string" calcext:value-type="string">
            <text:p>création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 + [.C2] + [.D2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éation de classes générique pour les entités et les interfaces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 + [.C3] + [.D3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eation de la fenêtre principale et affichage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 + [.C4] + [.D4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eation d’une entitée généra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 + [.C5] + [.D5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onception générale des entitée dynamiqu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6] + [.C6] + [.D6] - 1" office:value-type="date" office:date-value="2022-02-06" calcext:value-type="date">
            <text:p>06/02/22</text:p>
          </table:table-cell>
        </table:table-row>
        <table:table-row table:style-name="ro1">
          <table:table-cell office:value-type="string" calcext:value-type="string">
            <text:p>creation d’une entitée fleur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 + [.C7] + [.D7] - 1" office:value-type="date" office:date-value="2022-02-07" calcext:value-type="date">
            <text:p>07/02/22</text:p>
          </table:table-cell>
        </table:table-row>
        <table:table-row table:style-name="ro1">
          <table:table-cell office:value-type="string" calcext:value-type="string">
            <text:p>creation d’un thread gérant le déplacement d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] + [.C8] + [.D8] - 1" office:value-type="date" office:date-value="2022-02-07" calcext:value-type="date">
            <text:p>07/02/22</text:p>
          </table:table-cell>
        </table:table-row>
        <table:table-row table:style-name="ro1">
          <table:table-cell office:value-type="string" calcext:value-type="string">
            <text:p>creation d’une interface interactive pour l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9] + [.C9] + [.D9] - 1" office:value-type="date" office:date-value="2022-02-08" calcext:value-type="date">
            <text:p>08/02/22</text:p>
          </table:table-cell>
        </table:table-row>
        <table:table-row table:style-name="ro1">
          <table:table-cell office:value-type="string" calcext:value-type="string">
            <text:p>creation d’une interface dynamique pour les fleur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0] + [.C10] + [.D10] - 1" office:value-type="date" office:date-value="2022-02-13" calcext:value-type="date">
            <text:p>13/02/22</text:p>
          </table:table-cell>
        </table:table-row>
        <table:table-row table:style-name="ro1">
          <table:table-cell office:value-type="string" calcext:value-type="string">
            <text:p>redimensionnement dynamique de la fenêtre principale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1] + [.C11] + [.D11] - 1" office:value-type="date" office:date-value="2022-02-13" calcext:value-type="date">
            <text:p>13/02/22</text:p>
          </table:table-cell>
        </table:table-row>
        <table:table-row table:style-name="ro1">
          <table:table-cell office:value-type="string" calcext:value-type="string">
            <text:p>refonte visuelle de l’interface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2] + [.C12] + [.D12] - 1" office:value-type="date" office:date-value="2022-02-21" calcext:value-type="date">
            <text:p>21/02/22</text:p>
          </table:table-cell>
        </table:table-row>
        <table:table-row table:style-name="ro1">
          <table:table-cell office:value-type="string" calcext:value-type="string">
            <text:p>création d’un ennemis sur le modèle de l’entité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3] + [.C13] + [.D13] - 1" office:value-type="date" office:date-value="2022-02-21" calcext:value-type="date">
            <text:p>21/02/22</text:p>
          </table:table-cell>
        </table:table-row>
        <table:table-row table:style-name="ro1">
          <table:table-cell office:value-type="string" calcext:value-type="string">
            <text:p>première itération des bâtiment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 + [.C14] + [.D14] - 1" office:value-type="date" office:date-value="2022-02-20" calcext:value-type="date">
            <text:p>20/02/22</text:p>
          </table:table-cell>
        </table:table-row>
        <table:table-row table:style-name="ro1">
          <table:table-cell office:value-type="string" calcext:value-type="string">
            <text:p>création des forges </text:p>
          </table:table-cell>
          <table:table-cell office:value-type="date" office:date-value="2022-02-24" calcext:value-type="date">
            <text:p>24/02/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5] + [.C15] + [.D15] - 1" office:value-type="date" office:date-value="2022-02-26" calcext:value-type="date">
            <text:p>26/02/22</text:p>
          </table:table-cell>
        </table:table-row>
        <table:table-row table:style-name="ro1">
          <table:table-cell office:value-type="string" calcext:value-type="string">
            <text:p>création des règles de production des forges</text:p>
          </table:table-cell>
          <table:table-cell table:style-name="ce3" office:value-type="date" office:date-value="2022-02-24" calcext:value-type="date">
            <text:p>24/02/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6] + [.C16] + [.D16] - 1" office:value-type="date" office:date-value="2022-02-26" calcext:value-type="date">
            <text:p>26/02/22</text:p>
          </table:table-cell>
        </table:table-row>
        <table:table-row table:style-name="ro1">
          <table:table-cell office:value-type="string" calcext:value-type="string">
            <text:p>création d’une interface basique pour la forge</text:p>
          </table:table-cell>
          <table:table-cell office:value-type="date" office:date-value="2022-02-26" calcext:value-type="date">
            <text:p>26/02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7] + [.C17] + [.D17] - 1" office:value-type="date" office:date-value="2022-02-27" calcext:value-type="date">
            <text:p>27/02/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8:48:06.2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4:38:45.900707566</meta:creation-date>
    <dc:date>2022-03-01T19:01:29.152000000</dc:date>
    <meta:editing-duration>PT24M6S</meta:editing-duration>
    <meta:editing-cycles>4</meta:editing-cycles>
    <meta:generator>LibreOffice/6.2.5.2$Windows_X86_64 LibreOffice_project/1ec314fa52f458adc18c4f025c545a4e8b22c159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7">
      <style:chart-properties chart:display-label="true" chart:logarithmic="false" chart:minimum="44592" chart:maximum="4462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246cm" svg:height="9.005cm" xlink:href=".." xlink:type="simple" chart:class="chart:bar" chart:style-name="ch1">
        <chart:legend chart:legend-position="end" svg:x="33.136cm" svg:y="3.696cm" style:legend-expansion="high" chart:style-name="ch2"/>
        <chart:plot-area chart:style-name="ch3" table:cell-range-address="Feuille1.A2:Feuille1.D18" chart:data-source-has-labels="both" svg:x="0.704cm" svg:y="0.18cm" svg:width="31.728cm" svg:height="8.645cm">
          <chartooo:coordinate-region svg:x="10.883cm" svg:y="0.835cm" svg:width="21.549cm" svg:height="7.99cm"/>
          <chart:axis chart:dimension="x" chart:name="primary-x" chart:style-name="ch4" chartooo:axis-type="auto">
            <chartooo:date-scale/>
            <chart:categories table:cell-range-address="Feuille1.A3:Feuille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18" chart:label-cell-address="Feuille1.B2:Feuille1.B2" chart:class="chart:bar">
            <chart:data-point chart:repeated="16"/>
          </chart:series>
          <chart:series chart:style-name="ch8" chart:values-cell-range-address="Feuille1.C3:Feuille1.C18" chart:label-cell-address="Feuille1.C2:Feuille1.C2" chart:class="chart:bar">
            <chart:data-point chart:repeated="16"/>
          </chart:series>
          <chart:series chart:style-name="ch9" chart:values-cell-range-address="Feuille1.D3:Feuille1.D18" chart:label-cell-address="Feuille1.D2:Feuille1.D2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/01/22</text:p>
                <draw:g>
                  <svg:desc>Feuille1.B2:Feuille1.B2</svg:desc>
                </draw:g>
              </table:table-cell>
              <table:table-cell office:value-type="string">
                <text:p>1</text:p>
                <draw:g>
                  <svg:desc>Feuille1.C2:Feuille1.C2</svg:desc>
                </draw:g>
              </table:table-cell>
              <table:table-cell office:value-type="string">
                <text:p>0</text:p>
                <draw:g>
                  <svg:desc>Feuille1.D2:Feui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éation de classes générique pour les entités et les interfaces</text:p>
                <draw:g>
                  <svg:desc>Feuille1.A3:Feuille1.A18</svg:desc>
                </draw:g>
              </table:table-cell>
              <table:table-cell office:value-type="float" office:value="44592">
                <text:p>44592</text:p>
                <draw:g>
                  <svg:desc>Feuille1.B3:Feuille1.B18</svg:desc>
                </draw:g>
              </table:table-cell>
              <table:table-cell office:value-type="float" office:value="1">
                <text:p>1</text:p>
                <draw:g>
                  <svg:desc>Feuille1.C3:Feuille1.C18</svg:desc>
                </draw:g>
              </table:table-cell>
              <table:table-cell office:value-type="float" office:value="0">
                <text:p>0</text:p>
                <draw:g>
                  <svg:desc>Feuille1.D3:Feuille1.D18</svg:desc>
                </draw:g>
              </table:table-cell>
            </table:table-row>
            <table:table-row>
              <table:table-cell office:value-type="string">
                <text:p>creation de la fenêtre principale et affichage de la grill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entitée général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ption générale des entitée dynamique</text:p>
              </table:table-cell>
              <table:table-cell office:value-type="float" office:value="44592">
                <text:p>445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entitée fleur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 thread gérant le déplacement d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interactive pour l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dynamique pour les fleurs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imensionnement dynamique de la fenêtre principale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visuelle de l’interface</text:p>
              </table:table-cell>
              <table:table-cell office:value-type="float" office:value="44606">
                <text:p>446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éation d’un ennemis sur le modèle de l’entité</text:p>
              </table:table-cell>
              <table:table-cell office:value-type="float" office:value="44606">
                <text:p>446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emière itération des bâtiment</text:p>
              </table:table-cell>
              <table:table-cell office:value-type="float" office:value="44606">
                <text:p>4460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es forges </text:p>
              </table:table-cell>
              <table:table-cell office:value-type="float" office:value="44616">
                <text:p>446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es règles de production des forges</text:p>
              </table:table-cell>
              <table:table-cell office:value-type="float" office:value="44616">
                <text:p>446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’une interface basique pour la forge</text:p>
              </table:table-cell>
              <table:table-cell office:value-type="float" office:value="44618">
                <text:p>446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